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168.49pt"/>
    </style:style>
    <style:style style:name="co6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6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6"/>
    <style:style style:name="ce13" style:family="table-cell" style:parent-style-name="Default" style:data-style-name="N60"/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6">
      <style:text-properties fo:font-size="12pt" style:font-size-asian="12pt" style:font-size-complex="12pt"/>
    </style:style>
    <style:style style:name="ce30" style:family="table-cell" style:parent-style-name="Default" style:data-style-name="N61">
      <style:text-properties fo:font-size="12pt" style:font-size-asian="12pt" style:font-size-complex="12pt"/>
    </style:style>
    <style:style style:name="ce45" style:family="table-cell" style:parent-style-name="Default" style:data-style-name="N1">
      <style:text-properties fo:font-size="12pt" style:font-size-asian="12pt" style:font-size-complex="12pt"/>
    </style:style>
    <style:style style:name="ce29" style:family="table-cell" style:parent-style-name="Default" style:data-style-name="N60">
      <style:text-properties fo:font-size="12pt" style:font-size-asian="12pt" style:font-size-complex="12pt"/>
    </style:style>
    <style:style style:name="ce43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rmin=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3.96039603960396E-07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3.96039603960396E-07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'v_the'/'omega_p'" office:value-type="float" office:value="0.203960396039604" calcext:value-type="float">
            <text:p>0.20396039603960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Cs" table:base-cell-address="$'rmin=1'.$E$21" table:cell-range-address="$'rmin=1'.$E$34"/>
          <table:named-range table:name="dx_av" table:base-cell-address="$'rmin=1'.$E$21" table:cell-range-address="$'rmin=1'.$E$13"/>
          <table:named-range table:name="Fi" table:base-cell-address="$'rmin=1'.$E$21" table:cell-range-address="$'rmin=1'.$E$37"/>
          <table:named-range table:name="lambda" table:base-cell-address="$'rmin=1'.$E$21" table:cell-range-address="$'rmin=1'.$E$15"/>
          <table:named-range table:name="N_0" table:base-cell-address="$'rmin=1'.$E$21" table:cell-range-address="$'rmin=1'.$E$22"/>
          <table:named-range table:name="rmax" table:base-cell-address="$'rmin=1'.$E$21" table:cell-range-address="$'rmin=1'.$E$9"/>
          <table:named-range table:name="rmin" table:base-cell-address="$'rmin=1'.$E$21" table:cell-range-address="$'rmin=1'.$E$10"/>
          <table:named-range table:name="T_eV" table:base-cell-address="$'rmin=1'.$E$21" table:cell-range-address="$'rmin=1'.$E$20"/>
          <table:named-range table:name="Vi" table:base-cell-address="$'rmin=1'.$E$21" table:cell-range-address="$'rmin=1'.$E$36"/>
          <table:named-range table:name="Zi" table:base-cell-address="$'rmin=1'.$E$21" table:cell-range-address="$'rmin=1'.$E$31"/>
        </table:named-expressions>
      </table:table>
      <table:table table:name="rmin=0" table:style-name="ta1">
        <table:table-column table:style-name="co1" table:number-columns-repeated="2" table:default-cell-style-name="ce26"/>
        <table:table-column table:style-name="co2" table:default-cell-style-name="ce26"/>
        <table:table-column table:style-name="co1" table:default-cell-style-name="ce28"/>
        <table:table-column table:style-name="co4" table:default-cell-style-name="ce26"/>
        <table:table-column table:style-name="co1" table:number-columns-repeated="1019" table:default-cell-style-name="ce26"/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2"/>
          <table:table-cell table:style-name="ce27" office:value-type="string" calcext:value-type="string">
            <text:p>Parameters for 1-D spherical expansion of ions and electron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[.E9]-[.E10])/[.E11]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7" office:value-type="string" calcext:value-type="string">
            <text:p>Specify a Debye length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7" office:value-type="string" calcext:value-type="string">
            <text:p>Specify an electron tempera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eV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39" table:formula="of:=SQRT(q_e*[.E20]/m_e)" office:value-type="float" office:value="59309.6981776231" calcext:value-type="float">
            <text:p>5.931E+04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39" table:formula="of:=[.E23]/1000000" office:value-type="float" office:value="1.72698433366317" calcext:value-type="float">
            <text:p>1.727E+00</text:p>
          </table:table-cell>
          <table:table-cell office:value-type="string" calcext:value-type="string">
            <text:p>per cm3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<text:s/>=</text:p>
          </table:table-cell>
          <table:table-cell table:style-name="ce39" table:formula="of:=m_e*eps_0*([.E24]/q_e)^2" office:value-type="float" office:value="1726984.33366317" calcext:value-type="float">
            <text:p>1.727E+06</text:p>
          </table:table-cell>
          <table:table-cell office:value-type="string" calcext:value-type="string">
            <text:p>per m3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39" table:formula="of:=[.E21]/[.E15]" office:value-type="float" office:value="74137.1227220289" calcext:value-type="float">
            <text:p>7.414E+04</text:p>
          </table:table-cell>
          <table:table-cell office:value-type="string" calcext:value-type="string">
            <text:p>per sec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style-name="ce39" table:formula="of:=2/[.E24]" office:value-type="float" office:value="0.0000269770383118163" calcext:value-type="float">
            <text:p>2.698E-05</text:p>
          </table:table-cell>
          <table:table-cell office:value-type="string" calcext:value-type="string">
            <text:p>sec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timestep limit</text:p>
          </table:table-cell>
          <table:table-cell table:style-name="ce34" office:value-type="string" calcext:value-type="string">
            <text:p>dt_max</text:p>
          </table:table-cell>
          <table:table-cell table:style-name="ce39" table:formula="of:=[.E25]" office:value-type="float" office:value="0.0000269770383118163" calcext:value-type="float">
            <text:p>2.698E-05</text:p>
          </table:table-cell>
          <table:table-cell office:value-type="string" calcext:value-type="string">
            <text:p>sec</text:p>
          </table:table-cell>
          <table:table-cell table:style-name="ce39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chosen dt</text:p>
          </table:table-cell>
          <table:table-cell table:style-name="ce34" office:value-type="string" calcext:value-type="string">
            <text:p>dt</text:p>
          </table:table-cell>
          <table:table-cell table:style-name="ce30" office:value-type="float" office:value="0.00003" calcext:value-type="float">
            <text:p>3.00E-0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[.E21]/[.E24]"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39" table:formula="of:=100*m_e" office:value-type="float" office:value="9.10938215E-029" calcext:value-type="float">
            <text:p>9.109E-29</text:p>
          </table:table-cell>
          <table:table-cell office:value-type="string" calcext:value-type="string">
            <text:p>kg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39" table:formula="of:=SQRT([.E31]*q_e*[.E20]/[.E32])" office:value-type="float" office:value="5930.96981776231" calcext:value-type="float">
            <text:p>5.931E+03</text:p>
          </table:table-cell>
          <table:table-cell office:value-type="string" calcext:value-type="string">
            <text:p>m/s</text:p>
          </table:table-cell>
          <table:table-cell/>
          <table:table-cell table:style-name="ce29"/>
          <table:table-cell table:number-columns-repeated="1016"/>
        </table:table-row>
        <table:table-row table:style-name="ro3">
          <table:table-cell table:number-columns-repeated="3"/>
          <table:table-cell table:style-name="ce26"/>
          <table:table-cell table:style-name="ce39"/>
          <table:table-cell table:number-columns-repeated="2"/>
          <table:table-cell table:style-name="ce30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39" table:formula="of:=10*[.E34]" office:value-type="float" office:value="59309.6981776231" calcext:value-type="float">
            <text:p>5.931E+04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39" table:formula="of:=[.E36]*[.E22]" office:value-type="float" office:value="102426.919587046" calcext:value-type="float">
            <text:p>1.024E+05</text:p>
          </table:table-cell>
          <table:table-cell office:value-type="string" calcext:value-type="string">
            <text:p>Number/m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style-name="ce39" table:formula="of:=[.E37]*q_e" office:value-type="float" office:value="0.0000000000000164106002198206" calcext:value-type="float">
            <text:p>1.641E-14</text:p>
          </table:table-cell>
          <table:table-cell office:value-type="string" calcext:value-type="string">
            <text:p>A/m2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6"/>
          <table:table-cell table:style-name="ce39"/>
          <table:table-cell table:number-columns-repeated="1019"/>
        </table:table-row>
        <table:table-row table:style-name="ro3">
          <table:table-cell table:number-columns-repeated="4"/>
          <table:table-cell table:style-name="ce39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39" table:formula="of:=([.E9]-[.E10])/[.E36]" office:value-type="float" office:value="0.000337212978897704" calcext:value-type="float">
            <text:p>3.372E-04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45" table:formula="of:=[.E41]/[.E27]" office:value-type="float" office:value="11.2404326299235" calcext:value-type="float">
            <text:p>11</text:p>
          </table:table-cell>
          <table:table-cell office:value-type="string" calcext:value-type="string">
            <text:p>steps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omega_p" table:base-cell-address="$'rmin=1'.$E$21" table:cell-range-address="$'rmin=0'.$E$24"/>
          <table:named-range table:name="v_the" table:base-cell-address="$'rmin=1'.$E$21" table:cell-range-address="$'rmin=0'.$E$21"/>
        </table:named-expressions>
      </table:table>
      <table:table table:name="ParaView" table:style-name="ta1">
        <table:table-column table:style-name="co1" table:number-columns-repeated="2" table:default-cell-style-name="ce26"/>
        <table:table-column table:style-name="co5" table:default-cell-style-name="ce26"/>
        <table:table-column table:style-name="co1" table:number-columns-repeated="1021" table:default-cell-style-name="ce26"/>
        <table:table-row table:style-name="ro3" table:number-rows-repeated="2">
          <table:table-cell table:number-columns-repeated="1024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Plot of phase-space x-u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iHat*x+1e-7*ux*jH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se the Glyph represent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lyph Type:</text:p>
          </table:table-cell>
          <table:table-cell office:value-type="string" calcext:value-type="string">
            <text:p>Spher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Radius: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s" table:style-name="ta1" table:print="false">
        <table:table-column table:style-name="co1" table:number-columns-repeated="3" table:default-cell-style-name="ce26"/>
        <table:table-column table:style-name="co6" table:default-cell-style-name="ce26"/>
        <table:table-column table:style-name="co1" table:number-columns-repeated="1020" table:default-cell-style-name="ce26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Boltzmann's constant</text:p>
          </table:table-cell>
          <table:table-cell table:style-name="ce28" office:value-type="string" calcext:value-type="string">
            <text:p>k_B</text:p>
          </table:table-cell>
          <table:table-cell table:style-name="ce29" table:formula="of:=['file:///home/tph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lectric charge</text:p>
          </table:table-cell>
          <table:table-cell table:style-name="ce28" office:value-type="string" calcext:value-type="string">
            <text:p>q_e</text:p>
          </table:table-cell>
          <table:table-cell table:style-name="ce29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proton mass</text:p>
          </table:table-cell>
          <table:table-cell table:style-name="ce28" office:value-type="string" calcext:value-type="string">
            <text:p>M_p</text:p>
          </table:table-cell>
          <table:table-cell table:style-name="ce30" table:formula="of:=['file:///home/tph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lectron mass</text:p>
          </table:table-cell>
          <table:table-cell table:style-name="ce28" office:value-type="string" calcext:value-type="string">
            <text:p>m_e</text:p>
          </table:table-cell>
          <table:table-cell table:style-name="ce43" table:formula="of:=['file:///home/tph/workspace/dt/tests/unit/consts.ods'#$Sheet1.E91]" office:value-type="float" office:value="9.10938215E-031" calcext:value-type="float">
            <text:p>9.11E-031</text:p>
          </table:table-cell>
          <table:table-cell office:value-type="string" calcext:value-type="string">
            <text:p>k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psilon_0</text:p>
          </table:table-cell>
          <table:table-cell table:style-name="ce28" office:value-type="string" calcext:value-type="string">
            <text:p>eps_0</text:p>
          </table:table-cell>
          <table:table-cell table:style-name="ce30" table:formula="of:=['file:///home/tph/workspace/dt/tests/unit/consts.ods'#$Sheet1.E80]" office:value-type="float" office:value="0.000000000008854187817" calcext:value-type="float">
            <text:p>8.85E-12</text:p>
          </table:table-cell>
          <table:table-cell table:style-name="ce48" office:value-type="string" calcext:value-type="string">
            <text:p>F m^-1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" office:value-type="float" office:value="1.3806504E-023">
            <text:p>1.3806504E-023</text:p>
          </table:table-cell>
        </table:table-row>
        <table:table-row table:number-rows-repeated="26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4"/>
          <table:table-cell table:style-name="ce1" office:value-type="float" office:value="9.10938215E-031">
            <text:p>9.10938215E-031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.00727646677">
            <text:p>1.00727646677</text:p>
          </table:table-cell>
        </table:table-row>
      </table:table>
      <table:named-expressions>
        <table:named-range table:name="eps_0" table:base-cell-address="$consts.$E$11" table:cell-range-address="$consts.$F$11"/>
        <table:named-range table:name="k_B" table:base-cell-address="$consts.$E$3" table:cell-range-address="$consts.$F$3"/>
        <table:named-range table:name="m_e" table:base-cell-address="$consts.$E$9" table:cell-range-address="$consts.$F$9"/>
        <table:named-range table:name="M_p" table:base-cell-address="$consts.$E$4" table:cell-range-address="$consts.$F$7"/>
        <table:named-range table:name="ncell" table:base-cell-address="$'rmin=1'.$D$9" table:cell-range-address="$'rmin=1'.$E$11"/>
        <table:named-range table:name="q_e" table:base-cell-address="$consts.$E$5" table:cell-range-address="$consts.$F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7:08:09.345716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6.0.3.2$Linux_X86_64 LibreOffice_project/00m0$Build-2</meta:generator>
    <dc:date>2018-09-16T17:22:06.822693665</dc:date>
    <meta:editing-duration>P11DT9H56M46S</meta:editing-duration>
    <meta:editing-cycles>29</meta:editing-cycles>
    <meta:document-statistic meta:table-count="4" meta:cell-count="198" meta:object-count="0"/>
  </office:meta>
</office:document-meta>
</file>